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91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Type of Distance Metric</text:p>
          </table:table-cell>
          <table:table-cell office:value-type="string" calcext:value-type="string">
            <text:p>Detected Objects </text:p>
          </table:table-cell>
          <table:table-cell office:value-type="string" calcext:value-type="string">
            <text:p>Total Objects</text:p>
          </table:table-cell>
          <table:table-cell office:value-type="string" calcext:value-type="string">
            <text:p>Percentage Accuracy</text:p>
          </table:table-cell>
        </table:table-row>
        <table:table-row table:style-name="ro1">
          <table:table-cell office:value-type="string" calcext:value-type="string">
            <text:p>Manhattan L1 Norm 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2"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Chi-squar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2"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Scaled Euclide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office:value-type="percentage" office:value="0.94" calcext:value-type="percentage">
            <text:p>94.00%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08:10:09.463672547</meta:creation-date>
    <dc:date>2022-03-09T08:16:30.898214435</dc:date>
    <meta:editing-duration>PT6M22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